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213" officeooo:paragraph-rsid="0006c213"/>
    </style:style>
    <style:style style:name="P2" style:family="paragraph" style:parent-style-name="Standard">
      <style:text-properties fo:font-size="16pt" officeooo:rsid="0006c213" officeooo:paragraph-rsid="0006c213" style:font-size-asian="16pt" style:font-size-complex="16pt"/>
    </style:style>
    <style:style style:name="P3" style:family="paragraph" style:parent-style-name="Standard" style:list-style-name="L1">
      <style:text-properties officeooo:rsid="0006ce53" officeooo:paragraph-rsid="0006ce5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ter Project Plan &amp; Schedule: Self-balancing Robot</text:p>
      <text:p text:style-name="P2">Weilin Ma</text:p>
      <text:p text:style-name="P1"/>
      <text:list xml:id="list5379918708471337" text:style-name="L1">
        <text:list-item>
          <text:p text:style-name="P3">Week3: Finalize the exact parts needed and send out the purchase order.</text:p>
        </text:list-item>
        <text:list-item>
          <text:p text:style-name="P3">Week4: Finish assembly and start compiling the codes with control algorithm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2:35:43.778101064</meta:creation-date>
    <dc:date>2018-01-22T12:42:46.053714291</dc:date>
    <meta:editing-duration>PT7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5" meta:character-count="214" meta:non-whitespace-character-count="186"/>
  </office:meta>
</office:document-meta>
</file>